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5064B59059CA4C0D3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9c3e8" draw:fill="none" draw:fill-color="#f9c3e8" draw:textarea-horizontal-align="left" draw:auto-grow-height="true" draw:auto-grow-width="false" fo:min-height="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9c3e8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.274cm" svg:height="2.116cm" svg:x="9.362cm" svg:y="13.791cm">
          <draw:image xlink:href="Pictures/10000000000000560000005064B59059CA4C0D3A.jpg" xlink:type="simple" xlink:show="embed" xlink:actuate="onLoad" draw:mime-type="image/jpeg">
            <text:p/>
          </draw:image>
        </draw:frame>
        <draw:frame draw:style-name="gr2" draw:text-style-name="P2" draw:layer="layout" svg:width="2.25cm" svg:height="1.25cm" draw:transform="rotate (-0.700924227600924) translate (9.27cm 14.759cm)">
          <draw:text-box>
            <text:p>PA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20T12:43:06.847000000</dc:date>
    <meta:editing-duration>PT2M28S</meta:editing-duration>
    <meta:editing-cycles>1</meta:editing-cycles>
    <meta:document-statistic meta:object-count="2"/>
    <meta:generator>LibreOffice/7.1.1.2$Windows_X86_64 LibreOffice_project/fe0b08f4af1bacafe4c7ecc87ce55bb426164676</meta:generator>
  </office:meta>
</office:document-meta>
</file>